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2cm" draw:marker-end-width="0.2cm" draw:fill="solid" draw:fill-color="#ccffff" fo:min-height="6.805cm" fo:padding-top="0.075cm" fo:padding-bottom="0.075cm" fo:padding-left="0.2cm" fo:padding-right="0.2cm"/>
    </style:style>
    <style:style style:name="gr2" style:family="graphic" style:parent-style-name="standard">
      <style:graphic-properties draw:stroke="solid" svg:stroke-width="0cm" svg:stroke-color="#000000" draw:marker-start-width="0.2cm" draw:marker-end-width="0.2cm" draw:fill="solid" draw:fill-color="#ffffcc" fo:min-height="1.819cm" fo:padding-top="0.075cm" fo:padding-bottom="0.075cm" fo:padding-left="0.2cm" fo:padding-right="0.2cm"/>
    </style:style>
    <style:style style:name="gr3" style:family="graphic" style:parent-style-name="standard">
      <style:graphic-properties draw:stroke="solid" svg:stroke-width="0cm" svg:stroke-color="#000000" draw:marker-start-width="0.2cm" draw:marker-end-width="0.2cm" draw:fill="solid" draw:fill-color="#e6e6ff" fo:min-height="2.132cm" fo:padding-top="0.075cm" fo:padding-bottom="0.075cm" fo:padding-left="0.2cm" fo:padding-right="0.2cm"/>
    </style:style>
    <style:style style:name="gr4" style:family="graphic" style:parent-style-name="standard">
      <style:graphic-properties draw:stroke="solid" svg:stroke-width="0cm" svg:stroke-color="#000000" draw:marker-start-width="0.2cm" draw:marker-end-width="0.2cm" draw:fill="solid" draw:fill-color="#e6e6ff" fo:min-height="2.474cm" fo:padding-top="0.075cm" fo:padding-bottom="0.075cm" fo:padding-left="0.2cm" fo:padding-right="0.2cm"/>
    </style:style>
    <style:style style:name="gr5" style:family="graphic" style:parent-style-name="standard">
      <style:graphic-properties draw:stroke="solid" svg:stroke-width="0cm" svg:stroke-color="#000000" draw:marker-start-width="0.2cm" draw:marker-end-width="0.2cm" draw:fill="solid" draw:fill-color="#ffcc99" fo:min-height="1.808cm" fo:padding-top="0.075cm" fo:padding-bottom="0.075cm" fo:padding-left="0.2cm" fo:padding-right="0.2cm"/>
    </style:style>
    <style:style style:name="gr6" style:family="graphic" style:parent-style-name="standard">
      <style:graphic-properties svg:stroke-width="0.051cm" draw:marker-start-width="0.276cm" draw:marker-end="Arrowheads_20_2" draw:marker-end-width="0.3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276cm" draw:marker-end="Arrowheads_20_1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Ultrafine_20_Dashed" svg:stroke-width="0.051cm" draw:marker-start-width="0.276cm" draw:marker-end="Arrowheads_20_1" draw:marker-end-width="0.3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cm" svg:stroke-color="#000000" draw:marker-start-width="0.2cm" draw:marker-end-width="0.2cm" draw:fill="solid" draw:fill-color="#ccffff" fo:min-height="9.208cm" fo:padding-top="0.075cm" fo:padding-bottom="0.075cm" fo:padding-left="0.2cm" fo:padding-right="0.2cm"/>
    </style:style>
    <style:style style:name="gr10" style:family="graphic" style:parent-style-name="standard">
      <style:graphic-properties draw:stroke="solid" svg:stroke-width="0cm" svg:stroke-color="#000000" draw:marker-start-width="0.2cm" draw:marker-end-width="0.2cm" draw:fill="solid" draw:fill-color="#ffffcc" fo:min-height="2.467cm" fo:padding-top="0.075cm" fo:padding-bottom="0.075cm" fo:padding-left="0.2cm" fo:padding-right="0.2cm"/>
    </style:style>
    <style:style style:name="gr11" style:family="graphic" style:parent-style-name="standard">
      <style:graphic-properties draw:stroke="solid" svg:stroke-width="0cm" svg:stroke-color="#000000" draw:marker-start-width="0.2cm" draw:marker-end-width="0.2cm" draw:fill="solid" draw:fill-color="#ffffcc" fo:min-height="2.119cm" fo:padding-top="0.075cm" fo:padding-bottom="0.075cm" fo:padding-left="0.2cm" fo:padding-right="0.2cm"/>
    </style:style>
    <style:style style:name="gr12" style:family="graphic" style:parent-style-name="standard">
      <style:graphic-properties draw:stroke="solid" svg:stroke-width="0cm" svg:stroke-color="#000000" draw:marker-start-width="0.2cm" draw:marker-end-width="0.2cm" draw:fill="solid" draw:fill-color="#ffffcc" fo:min-height="2.541cm" fo:padding-top="0.075cm" fo:padding-bottom="0.075cm" fo:padding-left="0.2cm" fo:padding-right="0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line-height="100%"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color="#0000ff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0000ff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color="#c5000b" fo:font-size="10.5pt" fo:font-weight="bold" style:font-size-asian="10.5pt" style:font-weight-asian="bold" style:font-size-complex="10.5pt" style:font-weight-complex="bold"/>
    </style:style>
    <style:style style:name="T7" style:family="text">
      <style:text-properties fo:color="#0000ff" fo:font-size="10.5pt" style:font-size-asian="10.5pt" style:font-size-complex="10.5pt"/>
    </style:style>
    <style:style style:name="T8" style:family="text">
      <style:text-properties fo:font-size="10.5pt" fo:font-weight="bold" style:font-size-asian="10.5pt" style:font-weight-asian="bold" style:font-size-complex="10.5pt" style:font-weight-complex="bold"/>
    </style:style>
    <style:style style:name="T9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0" style:family="text">
      <style:text-properties fo:color="#ff0000"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id="id1" draw:layer="layout" svg:width="4.26cm" svg:height="6.955cm" svg:x="8.8cm" svg:y="2.548cm">
          <draw:text-box>
            <text:p text:style-name="P1"><text:span text:style-name="T1">Campo de Accción</text:span></text:p>
            <text:p><text:span text:style-name="T2"/></text:p>
            <text:p><text:span text:style-name="T2"/></text:p>
            <text:p><text:span text:style-name="T2"/></text:p>
          </draw:text-box>
          <draw:glue-point draw:id="4" svg:x="-4.989cm" svg:y="1.137cm"/>
        </draw:frame>
        <draw:frame draw:style-name="gr2" draw:text-style-name="P2" draw:layer="layout" svg:width="3.766cm" svg:height="2.479cm" svg:x="9.183cm" svg:y="3.313cm">
          <draw:text-box>
            <text:p text:style-name="P1"><text:span text:style-name="T2"/></text:p>
            <text:p text:style-name="P1"><text:span text:style-name="T1">Situación de</text:span></text:p>
            <text:p text:style-name="P1"><text:span text:style-name="T3">acción</text:span></text:p>
            <text:p text:style-name="P1"><text:span text:style-name="T4">Contribuir</text:span></text:p>
            <text:p text:style-name="P1"><text:span text:style-name="T2"/></text:p>
          </draw:text-box>
        </draw:frame>
        <draw:frame draw:style-name="gr2" draw:text-style-name="P2" draw:layer="layout" svg:width="3.797cm" svg:height="3.091cm" svg:x="9.09cm" svg:y="6.075cm">
          <draw:text-box>
            <text:p text:style-name="P1"><text:span text:style-name="T3">Actores</text:span></text:p>
            <text:p text:style-name="P1"><text:span text:style-name="T5">Usuarios, programadores,</text:span></text:p>
            <text:p text:style-name="P1"><text:span text:style-name="T5">aficionados,</text:span></text:p>
            <text:p text:style-name="P1"><text:span text:style-name="T5">Administradores,</text:span></text:p>
            <text:p text:style-name="P1"><text:span text:style-name="T5">empresarios,</text:span></text:p>
            <text:p text:style-name="P1"><text:span text:style-name="T6">estudiantes</text:span></text:p>
          </draw:text-box>
        </draw:frame>
        <draw:frame draw:style-name="gr3" draw:text-style-name="P2" draw:id="id2" draw:layer="layout" svg:width="3.091cm" svg:height="2.458cm" svg:x="13.986cm" svg:y="4.781cm">
          <draw:text-box>
            <text:p text:style-name="P1"><text:span text:style-name="T2"/></text:p>
            <text:p text:style-name="P1"><text:span text:style-name="T1">Patrones de Interacción</text:span></text:p>
            <text:p text:style-name="P1"><text:span text:style-name="T7"/></text:p>
            <text:p text:style-name="P1"><text:span text:style-name="T2"/></text:p>
          </draw:text-box>
        </draw:frame>
        <draw:frame draw:style-name="gr4" draw:text-style-name="P5" draw:id="id3" draw:layer="layout" svg:width="5.852cm" svg:height="2.68cm" svg:x="12.596cm" svg:y="10.739cm">
          <draw:text-box>
            <text:p text:style-name="P3"><text:span text:style-name="T1">Resultados</text:span></text:p>
            <text:p text:style-name="P4"><text:span text:style-name="T6">Creación, mantenimiento de hardware y software (aplicaciones, configuración básica, diseños de referencia)</text:span></text:p>
            <text:p text:style-name="P4"><text:span text:style-name="T6">documentación, tutoriales</text:span></text:p>
          </draw:text-box>
        </draw:frame>
        <draw:frame draw:style-name="gr5" draw:text-style-name="P2" draw:id="id4" draw:layer="layout" svg:width="3.075cm" svg:height="1.958cm" svg:x="17.705cm" svg:y="7.832cm">
          <draw:text-box>
            <text:p text:style-name="P1"><text:span text:style-name="T2"/></text:p>
            <text:p text:style-name="P1"><text:span text:style-name="T1">Criterios evaluativos</text:span></text:p>
          </draw:text-box>
        </draw:frame>
        <draw:connector draw:style-name="gr6" draw:text-style-name="P1" draw:layer="layout" svg:x1="13.06cm" svg:y1="6.025cm" svg:x2="13.986cm" svg:y2="6.01cm" draw:start-shape="id1" draw:start-glue-point="1" draw:end-shape="id2" draw:end-glue-point="3" svg:d="m13060 6025h463v-15h463">
          <text:p/>
        </draw:connector>
        <draw:connector draw:style-name="gr7" draw:text-style-name="P1" draw:layer="layout" svg:x1="15.531cm" svg:y1="7.239cm" svg:x2="15.522cm" svg:y2="10.739cm" draw:start-shape="id2" draw:start-glue-point="2" draw:end-shape="id3" draw:end-glue-point="0" svg:d="m15531 7239v1750h-9v1750">
          <text:p/>
        </draw:connector>
        <draw:connector draw:style-name="gr6" draw:text-style-name="P1" draw:layer="layout" draw:type="line" svg:x1="17.077cm" svg:y1="6.01cm" svg:x2="19.242cm" svg:y2="7.832cm" draw:start-shape="id2" draw:start-glue-point="1" draw:end-shape="id4" draw:end-glue-point="0" svg:d="m17077 6010 2165 1822">
          <text:p/>
        </draw:connector>
        <draw:connector draw:style-name="gr6" draw:text-style-name="P1" draw:layer="layout" draw:type="line" svg:x1="18.448cm" svg:y1="12.079cm" svg:x2="19.242cm" svg:y2="9.79cm" draw:start-shape="id3" draw:start-glue-point="1" draw:end-shape="id4" draw:end-glue-point="2" svg:d="m18448 12079 794-2289">
          <text:p/>
        </draw:connector>
        <draw:connector draw:style-name="gr8" draw:text-style-name="P1" draw:layer="layout" draw:line-skew="0.009cm" svg:x1="12.596cm" svg:y1="12.079cm" svg:x2="8.805cm" svg:y2="6.815cm" draw:start-shape="id3" draw:start-glue-point="3" draw:end-shape="id1" draw:end-glue-point="4" svg:d="m12596 12079h-4288v-5264h497">
          <text:p/>
        </draw:connector>
        <draw:frame draw:style-name="gr9" draw:text-style-name="P2" draw:id="id5" draw:layer="layout" svg:width="4.954cm" svg:height="9.358cm" svg:x="3.087cm" svg:y="1.35cm">
          <draw:text-box>
            <text:p text:style-name="P1"><text:span text:style-name="T2"/></text:p>
            <text:p><text:span text:style-name="T2"/></text:p>
            <text:p><text:span text:style-name="T2"/></text:p>
            <text:p><text:span text:style-name="T2"/></text:p>
          </draw:text-box>
          <draw:glue-point draw:id="4" svg:x="-4.989cm" svg:y="1.137cm"/>
        </draw:frame>
        <draw:frame draw:style-name="gr10" draw:text-style-name="P5" draw:layer="layout" svg:width="4.683cm" svg:height="2.617cm" svg:x="3.201cm" svg:y="4.965cm">
          <draw:text-box>
            <text:p text:style-name="P3"><text:span text:style-name="T8">Atributos de la </text:span><text:span text:style-name="T9">Comunidad</text:span></text:p>
            <text:p text:style-name="P3"><text:span text:style-name="T8"/></text:p>
            <text:p text:style-name="P3"><text:span text:style-name="T5">Usuarios, desa-rrolladores voluntarios </text:span></text:p>
            <text:p text:style-name="P3"><text:span text:style-name="T6">y estudiantes</text:span></text:p>
          </draw:text-box>
        </draw:frame>
        <draw:frame draw:style-name="gr11" draw:text-style-name="P5" draw:layer="layout" svg:width="4.683cm" svg:height="2.269cm" svg:x="3.202cm" svg:y="8.062cm">
          <draw:text-box>
            <text:p text:style-name="P3"><text:span text:style-name="T3">Reglas en uso</text:span></text:p>
            <text:p text:style-name="P3"><text:span text:style-name="T5">Licencias</text:span></text:p>
            <text:p text:style-name="P3"><text:span text:style-name="T5">GNU/GPL</text:span></text:p>
            <text:p text:style-name="P3"><text:span text:style-name="T10"><text:s/></text:span><text:span text:style-name="T6">Creative Commons</text:span></text:p>
            <text:p text:style-name="P3"><text:span text:style-name="T6">CC-BY-SA</text:span></text:p>
          </draw:text-box>
        </draw:frame>
        <draw:frame draw:style-name="gr12" draw:text-style-name="P2" draw:layer="layout" svg:width="4.762cm" svg:height="2.691cm" svg:x="3.176cm" svg:y="1.834cm">
          <draw:text-box>
            <text:p text:style-name="P1"><text:span text:style-name="T9">Características físicas</text:span></text:p>
            <text:p text:style-name="P1"><text:span text:style-name="T6">Diseños de referencia hardware, software y aplicaciones</text:span><text:span text:style-name="T5">. plataforma para administrar la colaboración</text:span></text:p>
          </draw:text-box>
        </draw:frame>
        <draw:connector draw:style-name="gr7" draw:text-style-name="P1" draw:layer="layout" svg:x1="8.041cm" svg:y1="6.029cm" svg:x2="8.8cm" svg:y2="6.025cm" draw:start-shape="id5" draw:start-glue-point="1" draw:end-shape="id1" draw:end-glue-point="3" svg:d="m8041 6029h380v-4h379">
          <text:p/>
        </draw:connector>
        <draw:connector draw:style-name="gr8" draw:text-style-name="P1" draw:layer="layout" draw:line-skew="0.114cm" svg:x1="12.596cm" svg:y1="12.079cm" svg:x2="3.093cm" svg:y2="7.093cm" draw:start-shape="id3" draw:start-glue-point="3" draw:end-shape="id5" draw:end-glue-point="4" svg:d="m12596 12079h-9896v-4986h3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0-05-11T08:48:57</meta:creation-date>
    <dc:date>2011-12-05T16:21:02</dc:date>
    <dc:creator>Carlos Camargo</dc:creator>
    <meta:editing-duration>PT06H45M11S</meta:editing-duration>
    <meta:editing-cycles>52</meta:editing-cycles>
    <meta:generator>OpenOffice.org/3.2$Linux OpenOffice.org_project/320m12$Build-9483</meta:generator>
    <meta:document-statistic meta:object-count="17"/>
  </office:meta>
</office:document-meta>
</file>